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URW Gothic L" fo:font-weight="bold" officeooo:paragraph-rsid="0006b5d4" style:font-weight-asian="bold" style:font-weight-complex="bold"/>
    </style:style>
    <style:style style:name="P2" style:family="paragraph" style:parent-style-name="Standard">
      <style:paragraph-properties fo:text-align="justify" style:justify-single-word="false"/>
      <style:text-properties style:font-name="URW Gothic L" fo:font-weight="bold" officeooo:paragraph-rsid="0008311b" style:font-weight-asian="bold" style:font-weight-complex="bold"/>
    </style:style>
    <style:style style:name="P3" style:family="paragraph" style:parent-style-name="Standard">
      <style:paragraph-properties fo:text-align="justify" style:justify-single-word="false"/>
      <style:text-properties style:font-name="URW Gothic L" fo:font-weight="normal" officeooo:paragraph-rsid="0008311b" style:font-weight-asian="normal" style:font-weight-complex="normal"/>
    </style:style>
    <style:style style:name="P4" style:family="paragraph" style:parent-style-name="Standard" style:list-style-name="L1">
      <style:paragraph-properties fo:text-align="justify" style:justify-single-word="false"/>
      <style:text-properties style:font-name="URW Gothic L" fo:font-weight="normal" officeooo:paragraph-rsid="0008311b" style:font-weight-asian="normal" style:font-weight-complex="normal"/>
    </style:style>
    <style:style style:name="P5" style:family="paragraph" style:parent-style-name="Standard" style:list-style-name="L2">
      <style:paragraph-properties fo:text-align="justify" style:justify-single-word="false"/>
      <style:text-properties style:font-name="URW Gothic L" fo:font-weight="normal" officeooo:paragraph-rsid="0008311b" style:font-weight-asian="normal" style:font-weight-complex="normal"/>
    </style:style>
    <style:style style:name="P6" style:family="paragraph" style:parent-style-name="Standard">
      <style:paragraph-properties fo:text-align="justify" style:justify-single-word="false"/>
      <style:text-properties style:font-name="URW Gothic L" officeooo:paragraph-rsid="0006b5d4"/>
    </style:style>
    <style:style style:name="P7" style:family="paragraph" style:parent-style-name="Standard">
      <style:paragraph-properties fo:text-align="justify" style:justify-single-word="false"/>
      <style:text-properties style:font-name="URW Gothic L" officeooo:paragraph-rsid="0008311b"/>
    </style:style>
    <style:style style:name="P8" style:family="paragraph" style:parent-style-name="Standard">
      <style:paragraph-properties fo:text-align="justify" style:justify-single-word="false"/>
      <style:text-properties officeooo:paragraph-rsid="0008311b"/>
    </style:style>
    <style:style style:name="T1" style:family="text">
      <style:text-properties officeooo:rsid="0006b5d4"/>
    </style:style>
    <style:style style:name="T2" style:family="text">
      <style:text-properties officeooo:rsid="0008311b"/>
    </style:style>
    <style:style style:name="T3" style:family="text">
      <style:text-properties style:font-name="URW Gothic L" officeooo:rsid="0008311b"/>
    </style:style>
    <style:style style:name="T4" style:family="text">
      <style:text-properties fo:font-weight="bold" officeooo:rsid="0008311b" style:font-weight-asian="bold" style:font-weight-complex="bold"/>
    </style:style>
    <style:style style:name="T5" style:family="text">
      <style:text-properties fo:font-style="italic" officeooo:rsid="0008311b"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calibration of complex system models with OpenMOLE</text:span></text:p>
      <text:p text:style-name="P6"><text:span text:style-name="T1"/></text:p>
      <text:p text:style-name="P6"><text:span text:style-name="T1">Mathieu LECLAIRE</text:span></text:p>
      <text:p text:style-name="P6"><text:span text:style-name="T1">Romain REUILLON</text:span></text:p>
      <text:p text:style-name="P6"><text:span text:style-name="T1">CNRS – ERC Geodivercity</text:span></text:p>
      <text:p text:style-name="P8"><text:a xlink:type="simple" xlink:href="mailto:mathieu.leclaire@iscpif.fr"><text:span text:style-name="T3">mathieu.leclaire@iscpif.fr</text:span></text:a></text:p>
      <text:p text:style-name="P8"><text:a xlink:type="simple" xlink:href="mailto:romain.reuillon@iscpif.fr"><text:span text:style-name="T3">romain.reuillon@iscpif.fr</text:span></text:a></text:p>
      <text:p text:style-name="P7"><text:span text:style-name="T2"/></text:p>
      <text:p text:style-name="P7"><text:span text:style-name="T2"/></text:p>
      <text:p text:style-name="P7"><text:span text:style-name="T2"></text:span><text:span text:style-name="T4">ABSTRACT</text:span></text:p>
      <text:p text:style-name="P3"><text:span text:style-name="T2">A complex-system can be defined as a “system comprised of a great number of heterogeneous entities, among which local interactions create multiple levels of collective structure and organization”[1]. Using simulation models is required to observe the emergence of a collective structure from numerous local interactions since it is generally not predictable analytically. </text:span></text:p>
      <text:p text:style-name="P3"><text:span text:style-name="T2"></text:span></text:p>
      <text:p text:style-name="P3"><text:span text:style-name="T2">The calibration of such models, representing multi-scale, stochastic and individual centered processes is computationally intensive. A numerical experimentation on these models (using the genetic algorithms, the sensitivity analysis, the viability approach, etc) might imply million of executions.</text:span></text:p>
      <text:p text:style-name="P3"><text:span text:style-name="T2"></text:span></text:p>
      <text:p text:style-name="P3"><text:span text:style-name="T2">This huge computational load can only be carried out by high performance computing environments, which are however tricky to access and use.</text:span></text:p>
      <text:p text:style-name="P3"><text:span text:style-name="T2"></text:span></text:p>
      <text:p text:style-name="P3"><text:span text:style-name="T2">OpenMOLE is born in the context of adressing this issue: how to run very large sets of experiments on the complex-system models ? OpenMOLE represents a large effort of simplification of the access of state of the art optimization and calibration models. It gives tools to modelers to easily access to large computing resources without being an expert in computer sciences.</text:span></text:p>
      <text:p text:style-name="P3"><text:span text:style-name="T2"></text:span></text:p>
      <text:p text:style-name="P3"><text:span text:style-name="T2">OpenMOLE offers a rich workflow system approach to design large scale optimization experiments. The naturally parallel aspects of the workflow structure enables to simply define independant replications of a model. OpenMOLE proposes: </text:span></text:p>
      <text:list xml:id="list7608448195073115208" text:style-name="L1">
        <text:list-item>
          <text:p text:style-name="P4"><text:span text:style-name="T2">a simple workflow description embedding models as black boxes,</text:span></text:p>
        </text:list-item>
        <text:list-item>
          <text:p text:style-name="P4"><text:span text:style-name="T2">a transparent access to massively parallel computing environments (such as culsters, european computing Grid EGI, ...). </text:span></text:p>
        </text:list-item>
      </text:list>
      <text:p text:style-name="P3"><text:span text:style-name="T2"></text:span></text:p>
      <text:p text:style-name="P3"><text:span text:style-name="T2">OpenMOLE is mature and has already helped modellers in the production of significant scientific results in various</text:span></text:p>
      <text:p text:style-name="P3"><text:span text:style-name="T2">application fields: </text:span></text:p>
      <text:list xml:id="list3306561951778296505" text:style-name="L2">
        <text:list-item>
          <text:p text:style-name="P5"><text:span text:style-name="T2">food processing [2], [3], </text:span></text:p>
        </text:list-item>
        <text:list-item>
          <text:p text:style-name="P5"><text:span text:style-name="T2">biology [4],</text:span></text:p>
        </text:list-item>
        <text:list-item>
          <text:p text:style-name="P5"><text:span text:style-name="T2">bayesian networks [5],</text:span></text:p>
        </text:list-item>
        <text:list-item>
          <text:p text:style-name="P5"><text:span text:style-name="T2">environmental sciences [6], </text:span></text:p>
        </text:list-item>
        <text:list-item>
          <text:p text:style-name="P5"><text:span text:style-name="T2">and recently in geography [7] in the context of the </text:span><text:span text:style-name="T5">Geodivercity ERC</text:span></text:p>
        </text:list-item>
      </text:list>
      <text:p text:style-name="P3"><text:span text:style-name="T2"/></text:p>
      <text:p text:style-name="P3"><text:span text:style-name="T2"/></text:p>
      <text:p text:style-name="P3"><text:span text:style-name="T2"/></text:p>
      <text:p text:style-name="P2"><text:soft-page-break/><text:span text:style-name="T2">KEYWORDS</text:span></text:p>
      <text:p text:style-name="P3"><text:span text:style-name="T2">Complex-system, calibration, modelisation, intensive computing, design of experiments.</text:span></text:p>
      <text:p text:style-name="P3"><text:span text:style-name="T2"/></text:p>
      <text:p text:style-name="P2"><text:span text:style-name="T2">REFERENCES</text:span></text:p>
      <text:p text:style-name="P3"><text:span text:style-name="T2">[1] P. Bourgine, P. Chavalarias, E. Perrier, F. Amblard, F. Arlabosse, et al.</text:span></text:p>
      <text:p text:style-name="P3"><text:span text:style-name="T2">French roadmap for complex systems 2008-2009. 2009.</text:span></text:p>
      <text:p text:style-name="P3"><text:span text:style-name="T2"></text:span></text:p>
      <text:p text:style-name="P3"><text:span text:style-name="T2">[2] Salma Mesmoudi, Nathalie Perrot, Romain Reuillon, Paul Bourgine, and</text:span></text:p>
      <text:p text:style-name="P3"><text:span text:style-name="T2">Evelyne Lutton. Optimal viable path search for a cheese ripening process</text:span></text:p>
      <text:p text:style-name="P3"><text:span text:style-name="T2">using a multi-objective ea. In ICEC 2010, International Conference on</text:span></text:p>
      <text:p text:style-name="P3"><text:span text:style-name="T2">Evolutionary Computation, October 2010. 24-26 oct, Valencia, Spain.</text:span></text:p>
      <text:p text:style-name="P3"><text:span text:style-name="T2"></text:span></text:p>
      <text:p text:style-name="P3"><text:span text:style-name="T2">[3] M. Sicard, N. Perrot, S. Mesmoudi, S. Martin, R. Reuillon, and I. Al-</text:span></text:p>
      <text:p text:style-name="P3"><text:span text:style-name="T2">varez. Development of a viability approach for reverse engineering in</text:span></text:p>
      <text:p text:style-name="P3"><text:span text:style-name="T2">complex food processes: Application to a camembert cheese ripening</text:span></text:p>
      <text:p text:style-name="P3"><text:span text:style-name="T2">process. adaptation of the viability theory. Journal of Food Engeneering</text:span></text:p>
      <text:p text:style-name="P3"><text:span text:style-name="T2">(EFG), page submitted, 2011.</text:span></text:p>
      <text:p text:style-name="P3"><text:span text:style-name="T2"></text:span></text:p>
      <text:p text:style-name="P3"><text:span text:style-name="T2">[4] I. Junier, R. K. Dale, C. Hou, F. Kepes, and A. Dean. CTCF-mediated</text:span></text:p>
      <text:p text:style-name="P3"><text:span text:style-name="T2">transcriptional regulation through cell type-specific chromosome orga-</text:span></text:p>
      <text:p text:style-name="P3"><text:span text:style-name="T2">nization in the beta-globin locus. Nucleic Acids Research, 40(16):7718–</text:span></text:p>
      <text:p text:style-name="P3"><text:span text:style-name="T2">7727, June 2012.</text:span></text:p>
      <text:p text:style-name="P3"><text:span text:style-name="T2"></text:span></text:p>
      <text:p text:style-name="P3"><text:span text:style-name="T2">[5] A. Tonda, E. Lutton, R. Reuillon, G. Squillero, and P. H. Wuillemin.</text:span></text:p>
      <text:p text:style-name="P3"><text:span text:style-name="T2">Bayesian network structure learning from limited datasets through graph</text:span></text:p>
      <text:p text:style-name="P3"><text:span text:style-name="T2">evolution. Genetic Programming, page 254–265, 2012.</text:span></text:p>
      <text:p text:style-name="P3"><text:span text:style-name="T2"></text:span></text:p>
      <text:p text:style-name="P3"><text:span text:style-name="T2">[6] Romain Lardy, Anne-Isabelle Graux, Bruno Bachelet, David R.C. Hill,</text:span></text:p>
      <text:p text:style-name="P3"><text:span text:style-name="T2">and Gianni Bellocchi. Steady-state soil organic matter approximation</text:span></text:p>
      <text:p text:style-name="P3"><text:span text:style-name="T2">model: application to the pasture simulation model. In International</text:span></text:p>
      <text:p text:style-name="P3"><text:span text:style-name="T2">Environmental Modelling and Software Society, pages 769–776, 2012</text:span></text:p>
      <text:p text:style-name="P3"><text:span text:style-name="T2"></text:span></text:p>
      <text:p text:style-name="P3"><text:span text:style-name="T2">[7] Romain Reuillon, Sébastien Rey, Clara Schmitt, Mathieu Leclaire, and</text:span></text:p>
      <text:p text:style-name="P3"><text:span text:style-name="T2">Denise Pumain. Algorithmes évolutionnaires sur grille de calcul pour le calibrage de modèles géographiques. In Conférence France-Grilles, pages 12–16, 20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meta:initial-creator>
    <meta:creation-date>2013-04-16T21:50:54</meta:creation-date>
    <dc:date>2013-04-16T22:02:21</dc:date>
    <dc:creator>mathieu </dc:creator>
    <meta:editing-duration>PT10M1S</meta:editing-duration>
    <meta:editing-cycles>2</meta:editing-cycles>
    <meta:generator>LibreOffice/4.0.2.2$Linux_X86_64 LibreOffice_project/400m0$Build-2</meta:generator>
    <meta:document-statistic meta:table-count="0" meta:image-count="0" meta:object-count="0" meta:page-count="2" meta:paragraph-count="59" meta:word-count="542" meta:character-count="3853" meta:non-whitespace-character-count="3312"/>
  </office:meta>
</office:document-meta>
</file>